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4" style:parent-style-name="Heading2" style:family="paragraph">
      <style:paragraph-properties fo:margin-top="0in" fo:margin-bottom="0in"/>
    </style:style>
    <style:style style:name="T1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19" style:parent-style-name="Normal" style:family="paragraph">
      <style:paragraph-properties fo:text-align="justify" fo:margin-bottom="0in" fo:line-height="100%"/>
    </style:style>
    <style:style style:name="T20" style:parent-style-name="DefaultParagraphFont" style:family="text">
      <style:text-properties style:font-name="Arial" style:font-name-complex="Arial" style:font-weight-complex="bold" fo:color="#FFFFFF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complex="Arial" style:font-weight-complex="bold" fo:color="#FFFFFF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38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39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40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41" style:parent-style-name="Normal" style:family="paragraph">
      <style:paragraph-properties fo:text-align="end" fo:margin-bottom="0in" fo:line-height="100%"/>
    </style:style>
    <style:style style:name="T42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43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="Arial" style:font-name-complex="Arial" fo:font-weight="bold" style:font-weight-asian="bold" fo:color="#FFFFFF"/>
    </style:style>
    <style:style style:name="T54" style:parent-style-name="DefaultParagraphFont" style:family="text">
      <style:text-properties style:font-name="Arial" style:font-name-complex="Arial" fo:font-weight="bold" style:font-weight-asian="bold" fo:color="#FFFFFF"/>
    </style:style>
    <style:style style:name="T55" style:parent-style-name="DefaultParagraphFont" style:family="text">
      <style:text-properties style:font-name="Arial" style:font-name-complex="Arial" fo:color="#FFFFFF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57" style:parent-style-name="Normal" style:family="paragraph">
      <style:paragraph-properties fo:text-align="end" fo:margin-bottom="0in" fo:line-height="100%"/>
    </style:style>
    <style:style style:name="T58" style:parent-style-name="DefaultParagraphFont" style:family="text">
      <style:text-properties style:font-name="Arial" style:font-name-complex="Arial" fo:color="#FFFFFF"/>
    </style:style>
    <style:style style:name="T59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86" style:parent-style-name="Normal" style:family="paragraph">
      <style:paragraph-properties fo:text-align="end" fo:margin-bottom="0in" fo:line-height="100%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8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04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05" style:parent-style-name="DefaultParagraphFont" style:family="text">
      <style:text-properties style:font-name="Arial" style:font-name-complex="Arial" style:font-weight-complex="bold" fo:color="#FFFFFF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10" style:parent-style-name="Normal" style:family="paragraph">
      <style:paragraph-properties fo:margin-bottom="0in" fo:line-height="100%"/>
    </style:style>
    <style:style style:name="T111" style:parent-style-name="Hyperlink" style:family="text">
      <style:text-properties style:font-name="Arial" style:font-name-complex="Arial" style:font-weight-complex="bold"/>
    </style:style>
    <style:style style:name="T112" style:parent-style-name="DefaultParagraphFont" style:family="text">
      <style:text-properties style:font-name="Arial" style:font-name-complex="Arial" style:font-weight-complex="bold" fo:color="#000000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Arial" style:font-name-complex="Arial" style:font-weight-complex="bold" fo:color="#FFFFFF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Arial" style:font-name-complex="Arial" fo:font-weight="bold" style:font-weight-asian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48" style:parent-style-name="Normal" style:family="paragraph">
      <style:paragraph-properties fo:margin-bottom="0in" fo:line-height="100%"/>
      <style:text-properties style:font-name-asian="Times New Roman" style:language-asian="en" style:country-asian="GB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50" style:parent-style-name="Normal" style:family="paragraph">
      <style:paragraph-properties fo:text-align="justify"/>
      <style:text-properties style:font-name="Arial" style:font-name-complex="Arial" fo:color="#000000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/>
            <text:h text:style-name="P14" text:outline-level="2"><text:span text:style-name="T15">Action plan style annual report</text:span></text:h>
          </table:table-cell>
        </table:table-row>
        <table:table-row table:style-name="TableRow16">
          <table:table-cell table:style-name="TableCell17">
            <text:p text:style-name="P18">Please provide a very brief description of your innovation?</text:p>
            <text:p text:style-name="P19"><text:span text:style-name="T20">One or two sentences about the innovation.</text:span></text:p>
          </table:table-cell>
        </table:table-row>
        <table:table-row table:style-name="TableRow21">
          <table:table-cell table:style-name="TableCell22">
            <text:p text:style-name="P23"/>
            <text:p text:style-name="P24">A highly visual and action oriented format was adopted for the Library Services Annual Report. This<text:s/>was<text:s/>used to drive meaningful conversations with stakeholders around both activity in the past year and plans for the year ahead.</text:p>
            <text:p text:style-name="P25"/>
          </table:table-cell>
        </table:table-row>
        <table:table-row table:style-name="TableRow26">
          <table:table-cell table:style-name="TableCell27">
            <text:p text:style-name="P28">During which period did you implement your innovation?</text:p>
            <text:p text:style-name="P29"><text:span text:style-name="T30">Please state which year (and month if possible).</text:span></text:p>
          </table:table-cell>
        </table:table-row>
        <table:table-row table:style-name="TableRow31">
          <table:table-cell table:style-name="TableCell32">
            <text:p text:style-name="P33"/>
            <text:p text:style-name="P34">The new style reports were issued for the two Trusts we work with in May 2016 covering the financial year 2016/17</text:p>
            <text:p text:style-name="P35"/>
          </table:table-cell>
        </table:table-row>
        <table:table-row table:style-name="TableRow36">
          <table:table-cell table:style-name="TableCell37">
            <text:h text:style-name="P38" text:outline-level="2">What was the driver for your innovation?<text:s/></text:h>
            <text:p text:style-name="P39">Please describe the issue or challenge that your innovation addresses<text:s/></text:p>
            <text:p text:style-name="P40"/>
            <text:p text:style-name="P41"><text:span text:style-name="T42">(100 words max)</text:span><text:span text:style-name="T43"><text:s/>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Library &amp; Knowledge Service (LKS) annual reports are required but rarely read and a missed opportunity for engagement. <text:s/>While many Trust LKS have moved to make these more visual they tend to remain wordy documents. <text:s/>We were aware of the increasing use in Higher Education of a visual action plan format to drive engagement. <text:s/>A brief and engaging document offers the opportunity for this required report to be more useful for all concerned.</text:p>
            <text:p text:style-name="P48"/>
            <text:p text:style-name="P49"/>
          </table:table-cell>
        </table:table-row>
        <table:table-row table:style-name="TableRow50">
          <table:table-cell table:style-name="TableCell51">
            <text:p text:style-name="P52"><text:span text:style-name="T53">What did you do?</text:span><text:span text:style-name="T54"><text:line-break/></text:span><text:span text:style-name="T55">Please describe your aims and objectives and how you implemented these</text:span></text:p>
            <text:p text:style-name="P56"/>
            <text:p text:style-name="P57"><text:span text:style-name="T58"><text:s/></text:span><text:span text:style-name="T59">(200 words max)</text:span></text:p>
          </table:table-cell>
        </table:table-row>
        <table:table-row table:style-name="TableRow60">
          <table:table-cell table:style-name="TableCell61">
            <text:p text:style-name="P62"/>
            <text:p text:style-name="P63">We drew inspiration from a format used by the University of York who are recognised for good practice in engagement. <text:s/></text:p>
            <text:p text:style-name="P64"/>
            <text:p text:style-name="P65">The aim was for a highly visual style with strong photography and carefully selected metrics that should be meaningful for the audience. <text:s/>We wanted to have better conversations with people we engage with regularly but also have something that would be more likely to be read if circulated electronically. <text:s/></text:p>
            <text:p text:style-name="P66"/>
            <text:p text:style-name="P67">The report is built in PowerPoint before being saved as a PDF for sharing. <text:s/>It is<text:s/>styled as an annual update. There are<text:s/>contact details at the end to allow for follow up from people who receive it via it being circulated rather than having an initial meeting to run through it.<text:s/></text:p>
            <text:p text:style-name="P68"/>
            <text:p text:style-name="P69">The report was presented at Library User Boards for key senior<text:s/>contacts<text:s/>and also circulated within the Trusts.<text:s/></text:p>
            <text:p text:style-name="P70"/>
            <text:p text:style-name="P71"/>
            <text:p text:style-name="P72"/>
          </table:table-cell>
        </table:table-row>
        <table:table-row table:style-name="TableRow73">
          <table:table-cell table:style-name="TableCell74">
            <text:p text:style-name="P75">What methods were used to evaluate your innovation?</text:p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Evaluation was through feedback received from stakeholders. <text:s/></text:p>
            <text:p text:style-name="P81"/>
          </table:table-cell>
        </table:table-row>
        <table:table-row table:style-name="TableRow82">
          <table:table-cell table:style-name="TableCell83">
            <text:p text:style-name="P84"><text:span text:style-name="T85">What were the outcomes and key learning points?</text:span></text:p>
            <text:p text:style-name="P86"><text:span text:style-name="T87">(200 words max)</text:span><text:span text:style-name="T88"><text:line-break/></text:span></text:p>
          </table:table-cell>
        </table:table-row>
        <table:table-row table:style-name="TableRow89">
          <table:table-cell table:style-name="TableCell90">
            <text:p text:style-name="P91"/>
            <text:p text:style-name="P92">The format was very well received by those we used it with. <text:s/>Compared to the cursory flick through of previous text lead annual reports they sparked discussion and were shared by people with their colleagues. <text:s/></text:p>
            <text:p text:style-name="P93"/>
            <text:p text:style-name="P94">Earlier work could have been useful to drive engagement around the content though there were few suggestions for changes. <text:s/></text:p>
            <text:p text:style-name="P95"/>
            <text:p text:style-name="P96">Wider circulation will be more actively pursued this year.</text:p>
            <text:p text:style-name="P97"/>
            <text:p text:style-name="P98">Local pictures matter – people spotted where a mistake was made with an image included from the wrong Trust building.</text:p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Further information<text:s/></text:span><text:span text:style-name="T104"><text:line-break/></text:span><text:span text:style-name="T105">Please use this field to enter any relevant further information, such as links, references or associated innovations</text:span></text:p>
          </table:table-cell>
        </table:table-row>
        <table:table-row table:style-name="TableRow106">
          <table:table-cell table:style-name="TableCell107">
            <text:p text:style-name="P108"/>
            <text:p text:style-name="P109">Presented at the London and South East NHS/HE Conference - 16 November 2016 where it was recognised in the innovation section. The slides show a lightly edited annual report with pink text indicating the kinds of things we aimed to achieve.<text:s/></text:p>
            <text:p text:style-name="P110"><text:a xlink:href="https://www.slideshare.net/AlanFricker/annual-reports-can-be-engaging" office:target-frame-name="_top" xlink:show="replace"><text:span text:style-name="T111">https://www.slideshare.net/AlanFricker/annual-reports-can-be-engaging</text:span></text:a><text:span text:style-name="T112"><text:s/></text:span></text:p>
            <text:p text:style-name="P113"/>
          </table:table-cell>
        </table:table-row>
        <table:table-row table:style-name="TableRow114">
          <table:table-cell table:style-name="TableCell115">
            <text:p text:style-name="P116">Your name and job title</text:p>
            <text:p text:style-name="P117"/>
          </table:table-cell>
        </table:table-row>
        <table:table-row table:style-name="TableRow118">
          <table:table-cell table:style-name="TableCell119">
            <text:p text:style-name="P120">Alan Fricker – Head of NHS Partnership &amp; Liaison</text:p>
            <text:p text:style-name="P121"><text:s/>location within HEE</text:p>
          </table:table-cell>
        </table:table-row>
        <table:table-row table:style-name="TableRow122">
          <table:table-cell table:style-name="TableCell123">
            <text:p text:style-name="P124">Your<text:s/>Library &amp; Knowledge Service<text:s/>&amp; Organisation</text:p>
            <text:p text:style-name="P125"><text:span text:style-name="T126">Please provide the name of your service and organisation in which it is based</text:span></text:p>
          </table:table-cell>
        </table:table-row>
        <table:table-row table:style-name="TableRow127">
          <table:table-cell table:style-name="TableCell128">
            <text:p text:style-name="P129"/>
            <text:p text:style-name="P130">Library Services, King’s College London. Working with Guy’s and St Thomas’ Hospital NHS Foundation Trust and King’s College Hospital NHS Foundation Trust.</text:p>
            <text:p text:style-name="P131"/>
          </table:table-cell>
        </table:table-row>
        <table:table-row table:style-name="TableRow132">
          <table:table-cell table:style-name="TableCell133">
            <text:p text:style-name="P134">Your email address</text:p>
            <text:p text:style-name="P135"/>
          </table:table-cell>
        </table:table-row>
        <table:table-row table:style-name="TableRow136">
          <table:table-cell table:style-name="TableCell137">
            <text:p text:style-name="P138"/>
            <text:p text:style-name="P139"><text:span text:style-name="T140">Alan.fricker@kcl.ac.uk</text:span></text:p>
          </table:table-cell>
        </table:table-row>
        <table:table-row table:style-name="TableRow141">
          <table:table-cell table:style-name="TableCell142">
            <text:p text:style-name="P143">Your phone number</text:p>
            <text:p text:style-name="P144"/>
          </table:table-cell>
        </table:table-row>
        <table:table-row table:style-name="TableRow145">
          <table:table-cell table:style-name="TableCell146">
            <text:p text:style-name="P147"/>
            <text:p text:style-name="P148">07718 669721</text:p>
            <text:p text:style-name="P149"><text:s/>xxxxxxxxxxxxxxxxxxxxxxxxxxxxxxxxxxxxxxxxxx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>Innovation template adapted for LKS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6T12:09:00Z</meta:creation-date>
    <dc:date>2021-07-06T12:09:00Z</dc:date>
    <meta:print-date>2015-10-19T15:41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7" meta:word-count="581" meta:character-count="3890" meta:row-count="27" meta:non-whitespace-character-count="3316"/>
  </office:meta>
</office:document-meta>
</file>